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7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4074666666667" calcext:value-type="float">
            <text:p>0.33407</text:p>
          </table:table-cell>
          <table:table-cell office:value-type="float" office:value="3.64386133333333" calcext:value-type="float">
            <text:p>3.6438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34028" calcext:value-type="float">
            <text:p>0.43403</text:p>
          </table:table-cell>
          <table:table-cell office:value-type="float" office:value="3.27890133333333" calcext:value-type="float">
            <text:p>3.278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7645333333333" calcext:value-type="float">
            <text:p>0.42765</text:p>
          </table:table-cell>
          <table:table-cell office:value-type="float" office:value="3.26811733333333" calcext:value-type="float">
            <text:p>3.2681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43388" calcext:value-type="float">
            <text:p>0.43388</text:p>
          </table:table-cell>
          <table:table-cell office:value-type="float" office:value="3.23914133333333" calcext:value-type="float">
            <text:p>3.239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4437333333333" calcext:value-type="float">
            <text:p>0.45444</text:p>
          </table:table-cell>
          <table:table-cell office:value-type="float" office:value="3.180704" calcext:value-type="float">
            <text:p>3.18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72544" calcext:value-type="float">
            <text:p>0.47254</text:p>
          </table:table-cell>
          <table:table-cell office:value-type="float" office:value="3.16591466666667" calcext:value-type="float">
            <text:p>3.1659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5193333333333" calcext:value-type="float">
            <text:p>0.47519</text:p>
          </table:table-cell>
          <table:table-cell office:value-type="float" office:value="3.04879466666667" calcext:value-type="float">
            <text:p>3.0487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498513333333333" calcext:value-type="float">
            <text:p>0.49851</text:p>
          </table:table-cell>
          <table:table-cell office:value-type="float" office:value="3.010416" calcext:value-type="float">
            <text:p>3.0104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99108" calcext:value-type="float">
            <text:p>0.49911</text:p>
          </table:table-cell>
          <table:table-cell office:value-type="float" office:value="2.97154666666667" calcext:value-type="float">
            <text:p>2.9715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13382666666667" calcext:value-type="float">
            <text:p>0.51338</text:p>
          </table:table-cell>
          <table:table-cell office:value-type="float" office:value="2.93374933333333" calcext:value-type="float">
            <text:p>2.9337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1626666666667" calcext:value-type="float">
            <text:p>0.52163</text:p>
          </table:table-cell>
          <table:table-cell office:value-type="float" office:value="2.91343466666667" calcext:value-type="float">
            <text:p>2.9134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6153333333333" calcext:value-type="float">
            <text:p>0.56615</text:p>
          </table:table-cell>
          <table:table-cell office:value-type="float" office:value="2.80613866666667" calcext:value-type="float">
            <text:p>2.806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5304" calcext:value-type="float">
            <text:p>0.5853</text:p>
          </table:table-cell>
          <table:table-cell office:value-type="float" office:value="2.76506666666667" calcext:value-type="float">
            <text:p>2.765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4128" calcext:value-type="float">
            <text:p>0.57413</text:p>
          </table:table-cell>
          <table:table-cell office:value-type="float" office:value="2.74618666666667" calcext:value-type="float">
            <text:p>2.7461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3588" calcext:value-type="float">
            <text:p>0.61359</text:p>
          </table:table-cell>
          <table:table-cell office:value-type="float" office:value="2.52768533333333" calcext:value-type="float">
            <text:p>2.5276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1936" calcext:value-type="float">
            <text:p>0.70194</text:p>
          </table:table-cell>
          <table:table-cell office:value-type="float" office:value="2.19050133333333" calcext:value-type="float">
            <text:p>2.190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97670666666667" calcext:value-type="float">
            <text:p>0.69767</text:p>
          </table:table-cell>
          <table:table-cell office:value-type="float" office:value="2.211072" calcext:value-type="float">
            <text:p>2.211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624441333333333" calcext:value-type="float">
            <text:p>0.62444</text:p>
          </table:table-cell>
          <table:table-cell office:value-type="float" office:value="2.491136" calcext:value-type="float">
            <text:p>2.491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3736" calcext:value-type="float">
            <text:p>0.62374</text:p>
          </table:table-cell>
          <table:table-cell office:value-type="float" office:value="2.52301866666667" calcext:value-type="float">
            <text:p>2.5230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2614666666667" calcext:value-type="float">
            <text:p>0.62261</text:p>
          </table:table-cell>
          <table:table-cell office:value-type="float" office:value="2.52064" calcext:value-type="float">
            <text:p>2.5206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4526666666667" calcext:value-type="float">
            <text:p>0.58453</text:p>
          </table:table-cell>
          <table:table-cell office:value-type="float" office:value="2.681328" calcext:value-type="float">
            <text:p>2.6813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8434666666667" calcext:value-type="float">
            <text:p>0.57843</text:p>
          </table:table-cell>
          <table:table-cell office:value-type="float" office:value="2.66682666666667" calcext:value-type="float">
            <text:p>2.6668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664" calcext:value-type="float">
            <text:p>0.55664</text:p>
          </table:table-cell>
          <table:table-cell office:value-type="float" office:value="2.81242133333333" calcext:value-type="float">
            <text:p>2.8124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7933333333333" calcext:value-type="float">
            <text:p>0.54793</text:p>
          </table:table-cell>
          <table:table-cell office:value-type="float" office:value="2.848512" calcext:value-type="float">
            <text:p>2.8485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728" calcext:value-type="float">
            <text:p>0.54728</text:p>
          </table:table-cell>
          <table:table-cell office:value-type="float" office:value="2.77189866666667" calcext:value-type="float">
            <text:p>2.771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44565333333333" calcext:value-type="float">
            <text:p>0.54457</text:p>
          </table:table-cell>
          <table:table-cell office:value-type="float" office:value="2.83877333333333" calcext:value-type="float">
            <text:p>2.8387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544522666666667" calcext:value-type="float">
            <text:p>0.54452</text:p>
          </table:table-cell>
          <table:table-cell office:value-type="float" office:value="2.77921066666667" calcext:value-type="float">
            <text:p>2.7792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40825333333333" calcext:value-type="float">
            <text:p>0.54083</text:p>
          </table:table-cell>
          <table:table-cell office:value-type="float" office:value="2.730416" calcext:value-type="float">
            <text:p>2.7304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9041333333333" calcext:value-type="float">
            <text:p>0.53904</text:p>
          </table:table-cell>
          <table:table-cell office:value-type="float" office:value="2.80358933333333" calcext:value-type="float">
            <text:p>2.8035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38932" calcext:value-type="float">
            <text:p>0.53893</text:p>
          </table:table-cell>
          <table:table-cell office:value-type="float" office:value="2.82723733333333" calcext:value-type="float">
            <text:p>2.8272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30306666666667" calcext:value-type="float">
            <text:p>0.53031</text:p>
          </table:table-cell>
          <table:table-cell office:value-type="float" office:value="2.80802133333333" calcext:value-type="float">
            <text:p>2.8080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24524" calcext:value-type="float">
            <text:p>0.52452</text:p>
          </table:table-cell>
          <table:table-cell office:value-type="float" office:value="2.90196266666667" calcext:value-type="float">
            <text:p>2.9019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466" calcext:value-type="float">
            <text:p>0.51466</text:p>
          </table:table-cell>
          <table:table-cell office:value-type="float" office:value="2.97338133333333" calcext:value-type="float">
            <text:p>2.97338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1412" calcext:value-type="float">
            <text:p>0.51141</text:p>
          </table:table-cell>
          <table:table-cell office:value-type="float" office:value="2.967072" calcext:value-type="float">
            <text:p>2.967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10650666666667" calcext:value-type="float">
            <text:p>0.51065</text:p>
          </table:table-cell>
          <table:table-cell office:value-type="float" office:value="2.94685866666667" calcext:value-type="float">
            <text:p>2.9468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10053333333333" calcext:value-type="float">
            <text:p>0.51005</text:p>
          </table:table-cell>
          <table:table-cell office:value-type="float" office:value="2.961312" calcext:value-type="float">
            <text:p>2.9613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8486666666667" calcext:value-type="float">
            <text:p>0.50849</text:p>
          </table:table-cell>
          <table:table-cell office:value-type="float" office:value="2.976592" calcext:value-type="float">
            <text:p>2.9765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925333333333" calcext:value-type="float">
            <text:p>0.50393</text:p>
          </table:table-cell>
          <table:table-cell office:value-type="float" office:value="2.98277333333333" calcext:value-type="float">
            <text:p>2.9827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9222666666667" calcext:value-type="float">
            <text:p>0.49922</text:p>
          </table:table-cell>
          <table:table-cell office:value-type="float" office:value="2.99864" calcext:value-type="float">
            <text:p>2.9986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3332" calcext:value-type="float">
            <text:p>0.49333</text:p>
          </table:table-cell>
          <table:table-cell office:value-type="float" office:value="3.059248" calcext:value-type="float">
            <text:p>3.0592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29" calcext:value-type="float">
            <text:p>0.4929</text:p>
          </table:table-cell>
          <table:table-cell office:value-type="float" office:value="2.995824" calcext:value-type="float">
            <text:p>2.9958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6404" calcext:value-type="float">
            <text:p>0.4864</text:p>
          </table:table-cell>
          <table:table-cell office:value-type="float" office:value="3.104816" calcext:value-type="float">
            <text:p>3.1048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3381333333333" calcext:value-type="float">
            <text:p>0.46338</text:p>
          </table:table-cell>
          <table:table-cell office:value-type="float" office:value="3.14802133333333" calcext:value-type="float">
            <text:p>3.1480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8445333333333" calcext:value-type="float">
            <text:p>0.44845</text:p>
          </table:table-cell>
          <table:table-cell office:value-type="float" office:value="3.150128" calcext:value-type="float">
            <text:p>3.1501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1453333333333" calcext:value-type="float">
            <text:p>0.44145</text:p>
          </table:table-cell>
          <table:table-cell office:value-type="float" office:value="3.26413866666667" calcext:value-type="float">
            <text:p>3.264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9561333333333" calcext:value-type="float">
            <text:p>0.43956</text:p>
          </table:table-cell>
          <table:table-cell office:value-type="float" office:value="3.26709333333333" calcext:value-type="float">
            <text:p>3.2670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8728" calcext:value-type="float">
            <text:p>0.43873</text:p>
          </table:table-cell>
          <table:table-cell office:value-type="float" office:value="3.23007466666667" calcext:value-type="float">
            <text:p>3.230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37254666666667" calcext:value-type="float">
            <text:p>0.43725</text:p>
          </table:table-cell>
          <table:table-cell office:value-type="float" office:value="3.22102933333333" calcext:value-type="float">
            <text:p>3.2210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429916" calcext:value-type="float">
            <text:p>0.42992</text:p>
          </table:table-cell>
          <table:table-cell office:value-type="float" office:value="3.30163733333333" calcext:value-type="float">
            <text:p>3.3016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9682666666667" calcext:value-type="float">
            <text:p>0.42968</text:p>
          </table:table-cell>
          <table:table-cell office:value-type="float" office:value="3.32016" calcext:value-type="float">
            <text:p>3.3201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4764" calcext:value-type="float">
            <text:p>0.41476</text:p>
          </table:table-cell>
          <table:table-cell office:value-type="float" office:value="3.30205333333333" calcext:value-type="float">
            <text:p>3.3020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0678666666667" calcext:value-type="float">
            <text:p>0.41068</text:p>
          </table:table-cell>
          <table:table-cell office:value-type="float" office:value="3.354288" calcext:value-type="float">
            <text:p>3.3542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0244" calcext:value-type="float">
            <text:p>0.41024</text:p>
          </table:table-cell>
          <table:table-cell office:value-type="float" office:value="3.38107733333333" calcext:value-type="float">
            <text:p>3.38108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8530666666667" calcext:value-type="float">
            <text:p>0.40853</text:p>
          </table:table-cell>
          <table:table-cell office:value-type="float" office:value="3.36887466666667" calcext:value-type="float">
            <text:p>3.3688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4814666666667" calcext:value-type="float">
            <text:p>0.40481</text:p>
          </table:table-cell>
          <table:table-cell office:value-type="float" office:value="3.358688" calcext:value-type="float">
            <text:p>3.3586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2285333333333" calcext:value-type="float">
            <text:p>0.34229</text:p>
          </table:table-cell>
          <table:table-cell office:value-type="float" office:value="3.658624" calcext:value-type="float">
            <text:p>3.6586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732" calcext:value-type="float">
            <text:p>0.34173</text:p>
          </table:table-cell>
          <table:table-cell office:value-type="float" office:value="3.652912" calcext:value-type="float">
            <text:p>3.6529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9770666666667" calcext:value-type="float">
            <text:p>0.32977</text:p>
          </table:table-cell>
          <table:table-cell office:value-type="float" office:value="3.653152" calcext:value-type="float">
            <text:p>3.6531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306006666666667" calcext:value-type="float">
            <text:p>0.30601</text:p>
          </table:table-cell>
          <table:table-cell office:value-type="float" office:value="3.756832" calcext:value-type="float">
            <text:p>3.7568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977333333333" calcext:value-type="float">
            <text:p>0.30498</text:p>
          </table:table-cell>
          <table:table-cell office:value-type="float" office:value="3.799232" calcext:value-type="float">
            <text:p>3.7992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1" table:number-columns-repeated="70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697670666666667" calcext:value-type="float">
            <text:p>0.69767</text:p>
          </table:table-cell>
          <table:table-cell office:value-type="float" office:value="2.211072" calcext:value-type="float">
            <text:p>2.211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5])" office:value-type="float" office:value="0.492736444444444" calcext:value-type="float">
            <text:p>0.49274</text:p>
          </table:table-cell>
          <table:table-cell table:formula="of:=AVERAGE([.BT1:.BT15])" office:value-type="float" office:value="3.03497102222222" calcext:value-type="float">
            <text:p>3.03497</text:p>
          </table:table-cell>
          <table:table-cell table:formula="of:=AVERAGE([.BU1:.BU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.624441333333333" calcext:value-type="float">
            <text:p>0.62444</text:p>
          </table:table-cell>
          <table:table-cell office:value-type="float" office:value="2.491136" calcext:value-type="float">
            <text:p>2.491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0.6022424" calcext:value-type="float">
            <text:p>0.60224</text:p>
          </table:table-cell>
          <table:table-cell table:formula="of:=AVERAGE([.BT1:.BT5])" office:value-type="float" office:value="2.60889386666667" calcext:value-type="float">
            <text:p>2.60889</text:p>
          </table:table-cell>
          <table:table-cell table:formula="of:=AVERAGE([.BU1:.BU5])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84526666666667" calcext:value-type="float">
            <text:p>0.58453</text:p>
          </table:table-cell>
          <table:table-cell office:value-type="float" office:value="2.681328" calcext:value-type="float">
            <text:p>2.6813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5664" calcext:value-type="float">
            <text:p>0.55664</text:p>
          </table:table-cell>
          <table:table-cell office:value-type="float" office:value="2.81242133333333" calcext:value-type="float">
            <text:p>2.8124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47933333333333" calcext:value-type="float">
            <text:p>0.54793</text:p>
          </table:table-cell>
          <table:table-cell office:value-type="float" office:value="2.848512" calcext:value-type="float">
            <text:p>2.8485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44565333333333" calcext:value-type="float">
            <text:p>0.54457</text:p>
          </table:table-cell>
          <table:table-cell office:value-type="float" office:value="2.83877333333333" calcext:value-type="float">
            <text:p>2.8387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10650666666667" calcext:value-type="float">
            <text:p>0.51065</text:p>
          </table:table-cell>
          <table:table-cell office:value-type="float" office:value="2.94685866666667" calcext:value-type="float">
            <text:p>2.9468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10053333333333" calcext:value-type="float">
            <text:p>0.51005</text:p>
          </table:table-cell>
          <table:table-cell office:value-type="float" office:value="2.961312" calcext:value-type="float">
            <text:p>2.9613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3332" calcext:value-type="float">
            <text:p>0.49333</text:p>
          </table:table-cell>
          <table:table-cell office:value-type="float" office:value="3.059248" calcext:value-type="float">
            <text:p>3.0592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37254666666667" calcext:value-type="float">
            <text:p>0.43725</text:p>
          </table:table-cell>
          <table:table-cell office:value-type="float" office:value="3.22102933333333" calcext:value-type="float">
            <text:p>3.2210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4764" calcext:value-type="float">
            <text:p>0.41476</text:p>
          </table:table-cell>
          <table:table-cell office:value-type="float" office:value="3.30205333333333" calcext:value-type="float">
            <text:p>3.3020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0678666666667" calcext:value-type="float">
            <text:p>0.41068</text:p>
          </table:table-cell>
          <table:table-cell office:value-type="float" office:value="3.354288" calcext:value-type="float">
            <text:p>3.3542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10244" calcext:value-type="float">
            <text:p>0.41024</text:p>
          </table:table-cell>
          <table:table-cell office:value-type="float" office:value="3.38107733333333" calcext:value-type="float">
            <text:p>3.38108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42285333333333" calcext:value-type="float">
            <text:p>0.34229</text:p>
          </table:table-cell>
          <table:table-cell office:value-type="float" office:value="3.658624" calcext:value-type="float">
            <text:p>3.6586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306006666666667" calcext:value-type="float">
            <text:p>0.30601</text:p>
          </table:table-cell>
          <table:table-cell office:value-type="float" office:value="3.756832" calcext:value-type="float">
            <text:p>3.7568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701936" calcext:value-type="float">
            <text:p>0.70194</text:p>
          </table:table-cell>
          <table:table-cell office:value-type="float" office:value="2.19050133333333" calcext:value-type="float">
            <text:p>2.190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30])" office:value-type="float" office:value="0.490185333333333" calcext:value-type="float">
            <text:p>0.49019</text:p>
          </table:table-cell>
          <table:table-cell table:formula="of:=AVERAGE([.BT16:.BT30])" office:value-type="float" office:value="3.03334186666667" calcext:value-type="float">
            <text:p>3.03334</text:p>
          </table:table-cell>
          <table:table-cell table:formula="of:=AVERAGE([.BU16:.BU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2614666666667" calcext:value-type="float">
            <text:p>0.62261</text:p>
          </table:table-cell>
          <table:table-cell office:value-type="float" office:value="2.52064" calcext:value-type="float">
            <text:p>2.5206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6:.BS20])" office:value-type="float" office:value="0.597861333333333" calcext:value-type="float">
            <text:p>0.59786</text:p>
          </table:table-cell>
          <table:table-cell table:formula="of:=AVERAGE([.BT16:.BT20])" office:value-type="float" office:value="2.5906912" calcext:value-type="float">
            <text:p>2.59069</text:p>
          </table:table-cell>
          <table:table-cell table:formula="of:=AVERAGE([.BU16:.BU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8434666666667" calcext:value-type="float">
            <text:p>0.57843</text:p>
          </table:table-cell>
          <table:table-cell office:value-type="float" office:value="2.66682666666667" calcext:value-type="float">
            <text:p>2.6668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4728" calcext:value-type="float">
            <text:p>0.54728</text:p>
          </table:table-cell>
          <table:table-cell office:value-type="float" office:value="2.77189866666667" calcext:value-type="float">
            <text:p>2.771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39041333333333" calcext:value-type="float">
            <text:p>0.53904</text:p>
          </table:table-cell>
          <table:table-cell office:value-type="float" office:value="2.80358933333333" calcext:value-type="float">
            <text:p>2.8035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538932" calcext:value-type="float">
            <text:p>0.53893</text:p>
          </table:table-cell>
          <table:table-cell office:value-type="float" office:value="2.82723733333333" calcext:value-type="float">
            <text:p>2.8272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08486666666667" calcext:value-type="float">
            <text:p>0.50849</text:p>
          </table:table-cell>
          <table:table-cell office:value-type="float" office:value="2.976592" calcext:value-type="float">
            <text:p>2.9765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3925333333333" calcext:value-type="float">
            <text:p>0.50393</text:p>
          </table:table-cell>
          <table:table-cell office:value-type="float" office:value="2.98277333333333" calcext:value-type="float">
            <text:p>2.9827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929" calcext:value-type="float">
            <text:p>0.4929</text:p>
          </table:table-cell>
          <table:table-cell office:value-type="float" office:value="2.995824" calcext:value-type="float">
            <text:p>2.9958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41453333333333" calcext:value-type="float">
            <text:p>0.44145</text:p>
          </table:table-cell>
          <table:table-cell office:value-type="float" office:value="3.26413866666667" calcext:value-type="float">
            <text:p>3.264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9682666666667" calcext:value-type="float">
            <text:p>0.42968</text:p>
          </table:table-cell>
          <table:table-cell office:value-type="float" office:value="3.32016" calcext:value-type="float">
            <text:p>3.3201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8530666666667" calcext:value-type="float">
            <text:p>0.40853</text:p>
          </table:table-cell>
          <table:table-cell office:value-type="float" office:value="3.36887466666667" calcext:value-type="float">
            <text:p>3.3688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04814666666667" calcext:value-type="float">
            <text:p>0.40481</text:p>
          </table:table-cell>
          <table:table-cell office:value-type="float" office:value="3.358688" calcext:value-type="float">
            <text:p>3.3586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9770666666667" calcext:value-type="float">
            <text:p>0.32977</text:p>
          </table:table-cell>
          <table:table-cell office:value-type="float" office:value="3.653152" calcext:value-type="float">
            <text:p>3.6531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04977333333333" calcext:value-type="float">
            <text:p>0.30498</text:p>
          </table:table-cell>
          <table:table-cell office:value-type="float" office:value="3.799232" calcext:value-type="float">
            <text:p>3.7992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23736" calcext:value-type="float">
            <text:p>0.62374</text:p>
          </table:table-cell>
          <table:table-cell office:value-type="float" office:value="2.52301866666667" calcext:value-type="float">
            <text:p>2.5230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45])" office:value-type="float" office:value="0.489158488888889" calcext:value-type="float">
            <text:p>0.48916</text:p>
          </table:table-cell>
          <table:table-cell table:formula="of:=AVERAGE([.BT31:.BT45])" office:value-type="float" office:value="3.03576035555555" calcext:value-type="float">
            <text:p>3.03576</text:p>
          </table:table-cell>
          <table:table-cell table:formula="of:=AVERAGE([.BU31:.BU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float" office:value="0.544522666666667" calcext:value-type="float">
            <text:p>0.54452</text:p>
          </table:table-cell>
          <table:table-cell office:value-type="float" office:value="2.77921066666667" calcext:value-type="float">
            <text:p>2.7792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31:.BS35])" office:value-type="float" office:value="0.552782933333333" calcext:value-type="float">
            <text:p>0.55278</text:p>
          </table:table-cell>
          <table:table-cell table:formula="of:=AVERAGE([.BT31:.BT35])" office:value-type="float" office:value="2.74852586666667" calcext:value-type="float">
            <text:p>2.74853</text:p>
          </table:table-cell>
          <table:table-cell table:formula="of:=AVERAGE([.BU31:.BU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40825333333333" calcext:value-type="float">
            <text:p>0.54083</text:p>
          </table:table-cell>
          <table:table-cell office:value-type="float" office:value="2.730416" calcext:value-type="float">
            <text:p>2.7304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30306666666667" calcext:value-type="float">
            <text:p>0.53031</text:p>
          </table:table-cell>
          <table:table-cell office:value-type="float" office:value="2.80802133333333" calcext:value-type="float">
            <text:p>2.8080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524524" calcext:value-type="float">
            <text:p>0.52452</text:p>
          </table:table-cell>
          <table:table-cell office:value-type="float" office:value="2.90196266666667" calcext:value-type="float">
            <text:p>2.9019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466" calcext:value-type="float">
            <text:p>0.51466</text:p>
          </table:table-cell>
          <table:table-cell office:value-type="float" office:value="2.97338133333333" calcext:value-type="float">
            <text:p>2.97338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11412" calcext:value-type="float">
            <text:p>0.51141</text:p>
          </table:table-cell>
          <table:table-cell office:value-type="float" office:value="2.967072" calcext:value-type="float">
            <text:p>2.967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99222666666667" calcext:value-type="float">
            <text:p>0.49922</text:p>
          </table:table-cell>
          <table:table-cell office:value-type="float" office:value="2.99864" calcext:value-type="float">
            <text:p>2.9986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86404" calcext:value-type="float">
            <text:p>0.4864</text:p>
          </table:table-cell>
          <table:table-cell office:value-type="float" office:value="3.104816" calcext:value-type="float">
            <text:p>3.1048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63381333333333" calcext:value-type="float">
            <text:p>0.46338</text:p>
          </table:table-cell>
          <table:table-cell office:value-type="float" office:value="3.14802133333333" calcext:value-type="float">
            <text:p>3.1480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48445333333333" calcext:value-type="float">
            <text:p>0.44845</text:p>
          </table:table-cell>
          <table:table-cell office:value-type="float" office:value="3.150128" calcext:value-type="float">
            <text:p>3.1501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9561333333333" calcext:value-type="float">
            <text:p>0.43956</text:p>
          </table:table-cell>
          <table:table-cell office:value-type="float" office:value="3.26709333333333" calcext:value-type="float">
            <text:p>3.2670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38728" calcext:value-type="float">
            <text:p>0.43873</text:p>
          </table:table-cell>
          <table:table-cell office:value-type="float" office:value="3.23007466666667" calcext:value-type="float">
            <text:p>3.230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429916" calcext:value-type="float">
            <text:p>0.42992</text:p>
          </table:table-cell>
          <table:table-cell office:value-type="float" office:value="3.30163733333333" calcext:value-type="float">
            <text:p>3.3016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41732" calcext:value-type="float">
            <text:p>0.34173</text:p>
          </table:table-cell>
          <table:table-cell office:value-type="float" office:value="3.652912" calcext:value-type="float">
            <text:p>3.6529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34074666666667" calcext:value-type="float">
            <text:p>0.33407</text:p>
          </table:table-cell>
          <table:table-cell office:value-type="float" office:value="3.64386133333333" calcext:value-type="float">
            <text:p>3.64386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60])" office:value-type="float" office:value="0.493573777777778" calcext:value-type="float">
            <text:p>0.49357</text:p>
          </table:table-cell>
          <table:table-cell table:formula="of:=AVERAGE([.BT46:.BT60])" office:value-type="float" office:value="3.03331057777778" calcext:value-type="float">
            <text:p>3.03331</text:p>
          </table:table-cell>
          <table:table-cell table:formula="of:=AVERAGE([.BU46:.BU60]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34028" calcext:value-type="float">
            <text:p>0.43403</text:p>
          </table:table-cell>
          <table:table-cell office:value-type="float" office:value="3.27890133333333" calcext:value-type="float">
            <text:p>3.278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46:.BS50])" office:value-type="float" office:value="0.416813066666667" calcext:value-type="float">
            <text:p>0.41681</text:p>
          </table:table-cell>
          <table:table-cell table:formula="of:=AVERAGE([.BT46:.BT50])" office:value-type="float" office:value="3.32214506666667" calcext:value-type="float">
            <text:p>3.32215</text:p>
          </table:table-cell>
          <table:table-cell table:formula="of:=AVERAGE([.BU46:.BU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27645333333333" calcext:value-type="float">
            <text:p>0.42765</text:p>
          </table:table-cell>
          <table:table-cell office:value-type="float" office:value="3.26811733333333" calcext:value-type="float">
            <text:p>3.2681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.43388" calcext:value-type="float">
            <text:p>0.43388</text:p>
          </table:table-cell>
          <table:table-cell office:value-type="float" office:value="3.23914133333333" calcext:value-type="float">
            <text:p>3.239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54437333333333" calcext:value-type="float">
            <text:p>0.45444</text:p>
          </table:table-cell>
          <table:table-cell office:value-type="float" office:value="3.180704" calcext:value-type="float">
            <text:p>3.18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472544" calcext:value-type="float">
            <text:p>0.47254</text:p>
          </table:table-cell>
          <table:table-cell office:value-type="float" office:value="3.16591466666667" calcext:value-type="float">
            <text:p>3.16591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475193333333333" calcext:value-type="float">
            <text:p>0.47519</text:p>
          </table:table-cell>
          <table:table-cell office:value-type="float" office:value="3.04879466666667" calcext:value-type="float">
            <text:p>3.0487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.498513333333333" calcext:value-type="float">
            <text:p>0.49851</text:p>
          </table:table-cell>
          <table:table-cell office:value-type="float" office:value="3.010416" calcext:value-type="float">
            <text:p>3.01042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.499108" calcext:value-type="float">
            <text:p>0.49911</text:p>
          </table:table-cell>
          <table:table-cell office:value-type="float" office:value="2.97154666666667" calcext:value-type="float">
            <text:p>2.9715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.513382666666667" calcext:value-type="float">
            <text:p>0.51338</text:p>
          </table:table-cell>
          <table:table-cell office:value-type="float" office:value="2.93374933333333" calcext:value-type="float">
            <text:p>2.93375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21626666666667" calcext:value-type="float">
            <text:p>0.52163</text:p>
          </table:table-cell>
          <table:table-cell office:value-type="float" office:value="2.91343466666667" calcext:value-type="float">
            <text:p>2.91343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66153333333333" calcext:value-type="float">
            <text:p>0.56615</text:p>
          </table:table-cell>
          <table:table-cell office:value-type="float" office:value="2.80613866666667" calcext:value-type="float">
            <text:p>2.80614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85304" calcext:value-type="float">
            <text:p>0.5853</text:p>
          </table:table-cell>
          <table:table-cell office:value-type="float" office:value="2.76506666666667" calcext:value-type="float">
            <text:p>2.76507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74128" calcext:value-type="float">
            <text:p>0.57413</text:p>
          </table:table-cell>
          <table:table-cell office:value-type="float" office:value="2.74618666666667" calcext:value-type="float">
            <text:p>2.7461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13588" calcext:value-type="float">
            <text:p>0.61359</text:p>
          </table:table-cell>
          <table:table-cell office:value-type="float" office:value="2.52768533333333" calcext:value-type="float">
            <text:p>2.52769</text:p>
          </table:table-cell>
          <table:table-cell office:value-type="float" office:value="0" calcext:value-type="float">
            <text:p>0</text:p>
          </table:table-cell>
          <table:table-cell office:value-type="float" office:value="750000" calcext:value-type="float">
            <text:p>750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named-expressions/>
      <table:database-ranges>
        <table:database-range table:name="__Anonymous_Sheet_DB__1" table:target-range-address="Sheet2.A1:Sheet2.BW60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21T09:21:03.219983055</dc:date>
    <meta:document-statistic meta:table-count="2" meta:cell-count="9024" meta:object-count="0"/>
    <meta:generator>LibreOffice/4.2.8.2$Linux_X86_64 LibreOffice_project/420m0$Build-2</meta:generator>
  </office:meta>
</office:document-meta>
</file>